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900006D3F000013D95B9B45B1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Mangal1" svg:font-family="Mangal"/>
    <style:font-face style:name="OpenSymbol" svg:font-family="OpenSymbol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fo:font-size="8pt" fo:font-weight="bold" style:font-size-asian="8pt" style:font-weight-asian="bold" style:font-size-complex="8pt" style:font-weight-complex="bold"/>
    </style:style>
    <style:style style:name="P2" style:family="paragraph" style:parent-style-name="Text_20_body" style:list-style-name="List_20_1"/>
    <style:style style:name="P3" style:family="paragraph" style:parent-style-name="Text_20_body" style:list-style-name="List_20_1">
      <style:text-properties style:font-name="Times New Roman" fo:font-weight="bold" style:font-weight-asian="bold" style:font-weight-complex="bold"/>
    </style:style>
    <style:style style:name="P4" style:family="paragraph" style:parent-style-name="Text_20_body" style:list-style-name="List_20_1">
      <style:text-properties style:font-name="Times New Roman"/>
    </style:style>
    <style:style style:name="P5" style:family="paragraph" style:parent-style-name="Text_20_body">
      <style:text-properties fo:color="#000080"/>
    </style:style>
    <style:style style:name="P6" style:family="paragraph" style:parent-style-name="Text_20_body">
      <style:text-properties fo:color="#000080" fo:font-weight="normal" style:font-weight-asian="normal" style:font-weight-complex="normal"/>
    </style:style>
    <style:style style:name="P7" style:family="paragraph" style:parent-style-name="Text_20_body" style:list-style-name="List_20_1">
      <style:text-properties fo:color="#000080"/>
    </style:style>
    <style:style style:name="P8" style:family="paragraph" style:parent-style-name="Text_20_body">
      <style:text-properties fo:color="#000080" fo:font-size="12pt" fo:font-weight="normal" style:font-size-asian="12pt" style:font-weight-asian="normal" style:font-size-complex="12pt" style:font-weight-complex="normal"/>
    </style:style>
    <style:style style:name="P9" style:family="paragraph" style:parent-style-name="Text_20_body">
      <style:text-properties fo:color="#000080" fo:font-size="8pt" fo:font-weight="bold" style:font-size-asian="8pt" style:font-weight-asian="bold" style:font-size-complex="8pt" style:font-weight-complex="bold"/>
    </style:style>
    <style:style style:name="P10" style:family="paragraph" style:parent-style-name="Text_20_body">
      <style:text-properties fo:color="#ff0000"/>
    </style:style>
    <style:style style:name="P11" style:family="paragraph" style:parent-style-name="Text_20_body">
      <style:text-properties fo:color="#ff0000" fo:font-weight="bold" style:font-weight-asian="bold" style:font-weight-complex="bold"/>
    </style:style>
    <style:style style:name="P12" style:family="paragraph" style:parent-style-name="Text_20_body" style:list-style-name="List_20_1">
      <style:text-properties fo:color="#ff0000" fo:font-weight="bold" style:font-weight-asian="bold" style:font-weight-complex="bold"/>
    </style:style>
    <style:style style:name="P13" style:family="paragraph" style:parent-style-name="Text_20_body">
      <style:text-properties fo:color="#280099" style:font-name="Times New Roman"/>
    </style:style>
    <style:style style:name="P14" style:family="paragraph" style:parent-style-name="Text_20_body">
      <style:text-properties fo:color="#280099" style:font-name="Times New Roman" fo:font-weight="normal" style:font-weight-asian="normal" style:font-weight-complex="normal"/>
    </style:style>
    <style:style style:name="P15" style:family="paragraph" style:parent-style-name="Text_20_body">
      <style:text-properties fo:font-size="8pt" fo:font-weight="bold" style:font-size-asian="8pt" style:font-weight-asian="bold" style:font-size-complex="8pt" style:font-weight-complex="bold"/>
    </style:style>
    <style:style style:name="P16" style:family="paragraph" style:parent-style-name="Text_20_body" style:list-style-name="List_20_1">
      <style:paragraph-properties fo:break-before="page"/>
    </style:style>
    <style:style style:name="P17" style:family="paragraph" style:parent-style-name="Text_20_body">
      <style:paragraph-properties fo:margin-left="0.041cm" fo:margin-right="0cm" fo:text-indent="0cm" style:auto-text-indent="false">
        <style:tab-stops/>
      </style:paragraph-properties>
      <style:text-properties fo:color="#000080"/>
    </style:style>
    <style:style style:name="P18" style:family="paragraph" style:parent-style-name="Text_20_body">
      <style:paragraph-properties fo:margin-left="0cm" fo:margin-right="0cm" fo:margin-top="0cm" fo:margin-bottom="0.199cm" fo:text-align="justify" style:justify-single-word="false" fo:text-indent="0.499cm" style:auto-text-indent="false" fo:background-color="transparent">
        <style:background-image/>
      </style:paragraph-properties>
      <style:text-properties fo:color="#000080" style:font-name="Times New Roman" fo:font-size="10pt" style:font-size-asian="10pt" style:font-size-complex="10pt"/>
    </style:style>
    <style:style style:name="P19" style:family="paragraph" style:parent-style-name="Standard" style:list-style-name="List_20_1"/>
    <style:style style:name="P20" style:family="paragraph" style:parent-style-name="Standard" style:list-style-name="List_20_1">
      <style:text-properties fo:font-weight="bold" style:font-weight-asian="bold" style:font-weight-complex="bold"/>
    </style:style>
    <style:style style:name="P21" style:family="paragraph" style:parent-style-name="Standard">
      <style:text-properties fo:color="#000080"/>
    </style:style>
    <style:style style:name="P22" style:family="paragraph" style:parent-style-name="Standard">
      <style:text-properties fo:color="#000080" fo:font-weight="normal" style:font-weight-asian="normal" style:font-weight-complex="normal"/>
    </style:style>
    <style:style style:name="P23" style:family="paragraph" style:parent-style-name="Standard">
      <style:text-properties fo:color="#000080" fo:font-weight="bold" style:font-weight-asian="bold" style:font-weight-complex="bold"/>
    </style:style>
    <style:style style:name="P24" style:family="paragraph" style:parent-style-name="Standard" style:list-style-name="List_20_1">
      <style:text-properties fo:color="#000080"/>
    </style:style>
    <style:style style:name="P25" style:family="paragraph" style:parent-style-name="Standard">
      <style:text-properties fo:color="#000080" fo:font-size="12pt" fo:font-weight="normal" style:font-size-asian="12pt" style:font-weight-asian="normal" style:font-size-complex="12pt" style:font-weight-complex="normal"/>
    </style:style>
    <style:style style:name="P26" style:family="paragraph" style:parent-style-name="Standard">
      <style:text-properties fo:font-weight="normal" style:font-weight-asian="normal" style:font-weight-complex="normal"/>
    </style:style>
    <style:style style:name="P27" style:family="paragraph" style:parent-style-name="Standard">
      <style:text-properties fo:color="#280099"/>
    </style:style>
    <style:style style:name="P28" style:family="paragraph" style:parent-style-name="Heading_20_1">
      <style:text-properties style:font-name="Times New Roman"/>
    </style:style>
    <style:style style:name="P29" style:family="paragraph" style:parent-style-name="Heading_20_1">
      <style:paragraph-properties fo:break-before="page"/>
    </style:style>
    <style:style style:name="T1" style:family="text">
      <style:text-properties fo:font-size="8pt" fo:font-weight="bold" style:font-size-asian="8pt" style:font-weight-asian="bold" style:font-size-complex="8pt" style:font-weight-complex="bold"/>
    </style:style>
    <style:style style:name="T2" style:family="text">
      <style:text-properties style:use-window-font-color="true" style:font-name="Times New Roman"/>
    </style:style>
    <style:style style:name="T3" style:family="text">
      <style:text-properties style:font-name="Times New Roman" fo:font-size="8pt" fo:font-weight="bold" style:font-size-asian="8pt" style:font-weight-asian="bold" style:font-size-complex="8pt" style:font-weight-complex="bold"/>
    </style:style>
    <style:style style:name="T4" style:family="text">
      <style:text-properties fo:color="#280099" style:font-name="Times New Roman"/>
    </style:style>
    <style:style style:name="T5" style:family="text">
      <style:text-properties fo:color="#000080"/>
    </style:style>
    <style:style style:name="T6" style:family="text">
      <style:text-properties fo:color="#800000"/>
    </style:style>
    <style:style style:name="T7" style:family="text">
      <style:text-properties fo:color="#ff0000"/>
    </style:style>
    <style:style style:name="T8" style:family="text">
      <style:text-properties fo:color="#ff0000" fo:font-weight="bold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8" text:outline-level="1">Semestre de Verão 2009/2010 - 2ª Época</text:h>
      <text:list xml:id="list34563640" text:style-name="List_20_1">
        <text:list-item>
          <text:p text:style-name="P3">[1,5] Considere que determinado <text:s/>assembly <text:s/>constituído por um único módulo foi reorganizado em três módulos distintos. Esta alteração implica modificação nos clientes do assembly? </text:p>
        </text:list-item>
      </text:list>
      <text:p text:style-name="P14">Não será necessário efetuar qualquer modificação nos clientes, uma vez que a metadata indica a localização de todas os tipos, métodos utilizados pelo o programa e esta só está presente no modulo executável.</text:p>
      <text:list xml:id="list36696500" text:continue-numbering="true" text:style-name="List_20_1">
        <text:list-item>
          <text:p text:style-name="P4">[1,5] A introdução de genéricos na plataforma .NET implicou alterações à máquina virtual devido à existência de tipos valor no sistema de tipos CTS. Justifique a afirmação dando exemplos que suportem a sua resposta. </text:p>
        </text:list-item>
      </text:list>
      <text:p text:style-name="P13">Houve necessidade de estender as funcionalidades de forma a manter retro-compatibilidade com funcionalidades já existentes. Uma dessas funcionalidades é o tipo Enumerable.</text:p>
      <text:list xml:id="list36682953" text:continue-numbering="true" text:style-name="List_20_1">
        <text:list-item>
          <text:p text:style-name="P4">[1,5] No padrão de código Disposable Pattern, o método privado Dispose tem a estrutura apresentada em seguida. </text:p>
        </text:list-item>
      </text:list>
      <text:p text:style-name="Text_20_body"><text:span text:style-name="_5f_OOoComputerKeyWord"><text:span text:style-name="T3">private</text:span></text:span><text:span text:style-name="T3"> </text:span><text:span text:style-name="_5f_OOoComputerKeyWord"><text:span text:style-name="T3">void</text:span></text:span><text:span text:style-name="T3"> </text:span><text:span text:style-name="_5f_OOoComputerIdent"><text:span text:style-name="T3">Dispose</text:span></text:span><text:span text:style-name="_5f_OOoComputerKeyWord"><text:span text:style-name="T3">(bool</text:span></text:span><text:span text:style-name="T3"> </text:span><text:span text:style-name="_5f_OOoComputerIdent"><text:span text:style-name="T3">disposing</text:span></text:span><text:span text:style-name="_5f_OOoComputerKeyWord"><text:span text:style-name="T3">)</text:span></text:span><text:span text:style-name="T3"> </text:span><text:span text:style-name="_5f_OOoComputerKeyWord"><text:span text:style-name="T3">{</text:span></text:span><text:span text:style-name="T3"> </text:span></text:p>
      <text:p text:style-name="Text_20_body"><text:span text:style-name="T3"><text:s text:c="2"/></text:span><text:span text:style-name="_5f_OOoComputerKeyWord"><text:span text:style-name="T3">if(</text:span></text:span><text:span text:style-name="_5f_OOoComputerIdent"><text:span text:style-name="T3">disposing</text:span></text:span><text:span text:style-name="_5f_OOoComputerKeyWord"><text:span text:style-name="T3">)</text:span></text:span><text:span text:style-name="T3"> </text:span><text:span text:style-name="_5f_OOoComputerKeyWord"><text:span text:style-name="T3">{</text:span></text:span><text:span text:style-name="T3"> </text:span><text:span text:style-name="_5f_OOoComputerComment"><text:span text:style-name="T3">/*</text:span></text:span><text:span text:style-name="T3"> </text:span><text:span text:style-name="_5f_OOoComputerComment"><text:span text:style-name="T3">Acesso permitido a campos managed */</text:span></text:span><text:span text:style-name="T3"> <text:s/></text:span><text:span text:style-name="_5f_OOoComputerKeyWord"><text:span text:style-name="T3">}</text:span></text:span><text:span text:style-name="T3"> </text:span></text:p>
      <text:p text:style-name="Text_20_body"><text:span text:style-name="T3"><text:s text:c="2"/></text:span><text:span text:style-name="_5f_OOoComputerComment"><text:span text:style-name="T3">/*</text:span></text:span><text:span text:style-name="T3"> </text:span><text:span text:style-name="_5f_OOoComputerComment"><text:span text:style-name="T3">Libertar recursos unmanaged */</text:span></text:span><text:span text:style-name="T3"> </text:span></text:p>
      <text:p text:style-name="Text_20_body"><text:span text:style-name="_5f_OOoComputerKeyWord"><text:span text:style-name="T3">}</text:span></text:span></text:p>
      <text:p text:style-name="Standard"><text:span text:style-name="_5f_OOoComputerKeyWord"><text:span text:style-name="T2">Explique a situação em que o padrão Disposable desaconselha o acesso a campos managed</text:span></text:span></text:p>
      <text:p text:style-name="Standard"><text:span text:style-name="_5f_OOoComputerKeyWord"><text:span text:style-name="T4">De acordo com o MSDN, deve ser implementados em objectos que utilizam recursos que não são managed, como seja acessos input/output. Uma vez que o garbage collector executa uma gestão eficiente na altura de recuperar os recursos ocupados por estes objectos. Não existe beneficios em implementar o padrão em objectos que trabalham com recursos managed.</text:span></text:span></text:p>
      <text:p text:style-name="Standard"><text:span text:style-name="_5f_OOoComputerKeyWord"><text:span text:style-name="T2"/></text:span></text:p>
      <text:list xml:id="list36677351" text:continue-numbering="true" text:style-name="List_20_1">
        <text:list-item>
          <text:p text:style-name="P19"><text:span text:style-name="_5f_OOoComputerKeyWord"><text:span text:style-name="T2">[2] <text:s/>Considere as classes <text:s/>A <text:s/>e <text:s/>B, sendo <text:s/>B <text:s/>derivada de <text:s/>A. O troço de código identificado por <text:s/>1 verifica a compatibilidade do objecto referido por <text:s/>o <text:s/>com o tipo <text:s/>A. Justifique qual dos restantes troços (2, <text:s/>3 <text:s/>ou <text:s/>4) é equivalente a este.</text:span></text:span></text:p>
        </text:list-item>
      </text:list>
      <text:p text:style-name="P27"><draw:frame draw:style-name="fr1" draw:name="graphics1" text:anchor-type="paragraph" svg:width="17cm" svg:height="3.089cm" draw:z-index="0"><draw:image xlink:href="Pictures/2000000900006D3F000013D95B9B45B1.svm" xlink:type="simple" xlink:show="embed" xlink:actuate="onLoad"/></draw:frame>O troço de código semelhante é o troço de código numero 3</text:p>
      <text:h text:style-name="Heading_20_1" text:outline-level="1">Semestre de Verão 2009/2010 - 1ª Época </text:h>
      <text:list xml:id="list36676979" text:continue-numbering="true" text:style-name="List_20_1">
        <text:list-item>
          <text:p text:style-name="P20">[1,5] Apresente e explique duas razões para existirem assemblies com strong name. </text:p>
        </text:list-item>
      </text:list>
      <text:p text:style-name="P22">Um assemblie com StrongName, <text:s/>usufrui de propriedades que garante unicidade, veracidade, segurança ao modulo onde está inserido. As propriedades atribuem ao assemblie alguns nuns casos campos informativos (como seja a sua versão) que permite carregar código especifico ou então campos com chaves publicas que permitem “verificar e assinar” um módulo para garantir a sua consistência e proteger o seu programa.</text:p>
      <text:p text:style-name="P26"/>
      <text:list xml:id="list36689515" text:continue-numbering="true" text:style-name="List_20_1">
        <text:list-item>
          <text:p text:style-name="P20">[1,5] Jeffrey Richter escreve no seu livro CLR via C#: “You'll probably find this hard to believe, but many people (including me) think that managed applications could actually outperform unmanaged applications.”. O que leva Richter a sugerir a posibilidade de que aplicações managed se possam executar de forma mais eficiente do que as suas equivalentes <text:soft-page-break/>unmanaged? </text:p>
        </text:list-item>
      </text:list>
      <text:p text:style-name="P22">A utilização do JIT é fulcral para a utilização de módulos managed, isto porque a utilização de um método é “compilado” na altura em que o mesmo está a ser utilizado, ficando o seu endereço guardado numa tabela de ponteiros para métodos. Na segunda-vez que o método for invocado o JIT chama o endereço que está atribuído a aquele método em vez de o recompilar.</text:p>
      <text:p text:style-name="P22">Esta forma traz duas vantagens, primeiro o método só é compilado na primeira vez que é chamado salvaguardando recursos dos métodos que nunca foram ou serão chamados. A segunda vantagem, na utilização repetitiva do mesmo método a sua execução torna-se mais rápida pois o endereço já está guardado na tabela.</text:p>
      <text:p text:style-name="P23"/>
      <text:list xml:id="list36688954" text:continue-numbering="true" text:style-name="List_20_1">
        <text:list-item>
          <text:p text:style-name="P20">[1,5] Durante a execução de uma determinada aplicação .NET constata-se que os objetos que precisam de ser finalizados sobrevivem às várias execuções do GC, apesar de não serem atingíveis por nenhuma raiz. Apresente uma explicação para este comportamento. <text:s/></text:p>
        </text:list-item>
      </text:list>
      <text:p text:style-name="P22">Os objetos podem não estar na mesma geração em que o garbage collector esta a processar.</text:p>
      <text:p text:style-name="P22"/>
      <text:list xml:id="list36676951" text:continue-numbering="true" text:style-name="List_20_1">
        <text:list-item>
          <text:p text:style-name="P20">[2] Considere a seguinte definição de um delegate genérico e comente sobre a veracidade das seguintes questões: </text:p>
          <text:list>
            <text:list-header>
              <text:p text:style-name="P20">delegate R Func&lt;T,R&gt;(T p); </text:p>
            </text:list-header>
            <text:list-item>
              <text:p text:style-name="P20">a) <text:s/>[1] A classe produzida pelo compilador de C# deriva de MulticastDelegate&lt;T&gt;. <text:s/></text:p>
            </text:list-item>
          </text:list>
        </text:list-item>
      </text:list>
      <text:p text:style-name="P22">É verdade, o tipo delegate estende de multicastDelegate que por sua vez extende System.Delegate.</text:p>
      <text:list xml:id="list36707414" text:continue-numbering="true" text:style-name="List_20_1">
        <text:list-item>
          <text:list>
            <text:list-item>
              <text:p text:style-name="P20">b) <text:s/>[1] A classe produzida pelo compilador de C# é um tipo aberto e por isso não tem o método Invoke. </text:p>
            </text:list-item>
          </text:list>
        </text:list-item>
      </text:list>
      <text:p text:style-name="P22">É Falso, a classe produzida gerada é uma sealed classe e produz de forma automática três métodos: Invoke, BeginInvoke e EndInvoke.</text:p>
      <text:p text:style-name="P22"/>
      <text:list xml:id="list36690577" text:continue-numbering="true" text:style-name="List_20_1">
        <text:list-item>
          <text:list>
            <text:list-header>
              <text:p text:style-name="P20"/>
            </text:list-header>
          </text:list>
        </text:list-item>
      </text:list>
      <text:h text:style-name="P29" text:outline-level="1">Semestre de Verão 2008/2009 - 2ª Época </text:h>
      <text:list xml:id="list36687785" text:continue-numbering="true" text:style-name="List_20_1">
        <text:list-item>
          <text:p text:style-name="P2">[1,5] Indique, justificando, qual a saída resultante da execução do seguinte código: </text:p>
        </text:list-item>
      </text:list>
      <text:section text:style-name="Sect1" text:name="Section1">
        <text:p text:style-name="Text_20_body"><text:span text:style-name="_5f_OOoComputerKeyWord"><text:span text:style-name="T1">interface</text:span></text:span><text:span text:style-name="T1"> </text:span><text:span text:style-name="_5f_OOoComputerIdent"><text:span text:style-name="T1">ICounter</text:span></text:span><text:span text:style-name="T1"> </text:span><text:span text:style-name="_5f_OOoComputerKeyWord"><text:span text:style-name="T1">{</text:span></text:span><text:span text:style-name="T1"> </text:span><text:span text:style-name="_5f_OOoComputerKeyWord"><text:span text:style-name="T1">void</text:span></text:span><text:span text:style-name="T1"> </text:span><text:span text:style-name="_5f_OOoComputerIdent"><text:span text:style-name="T1">Increment</text:span></text:span><text:span text:style-name="_5f_OOoComputerKeyWord"><text:span text:style-name="T1">();</text:span></text:span><text:span text:style-name="T1"> </text:span><text:span text:style-name="_5f_OOoComputerKeyWord"><text:span text:style-name="T1">}</text:span></text:span></text:p>
        <text:p text:style-name="P1"><text:s/></text:p>
        <text:p text:style-name="Text_20_body"><text:span text:style-name="_5f_OOoComputerKeyWord"><text:span text:style-name="T1">struct</text:span></text:span><text:span text:style-name="T1"> </text:span><text:span text:style-name="_5f_OOoComputerIdent"><text:span text:style-name="T1">Counter</text:span></text:span><text:span text:style-name="_5f_OOoComputerKeyWord"><text:span text:style-name="T1">:</text:span></text:span><text:span text:style-name="T1"> </text:span><text:span text:style-name="_5f_OOoComputerIdent"><text:span text:style-name="T1">ICounter</text:span></text:span><text:span text:style-name="T1"> </text:span><text:span text:style-name="_5f_OOoComputerKeyWord"><text:span text:style-name="T1">{</text:span></text:span><text:span text:style-name="T1"> </text:span></text:p>
        <text:p text:style-name="Text_20_body"><text:span text:style-name="T1"><text:s text:c="2"/></text:span><text:span text:style-name="_5f_OOoComputerKeyWord"><text:span text:style-name="T1">int</text:span></text:span><text:span text:style-name="T1"> </text:span><text:span text:style-name="_5f_OOoComputerKeyWord"><text:span text:style-name="T1">value;</text:span></text:span><text:span text:style-name="T1"> </text:span></text:p>
        <text:p text:style-name="Text_20_body"><text:span text:style-name="T1"><text:s text:c="2"/></text:span><text:span text:style-name="_5f_OOoComputerKeyWord"><text:span text:style-name="T1">public</text:span></text:span><text:span text:style-name="T1"> </text:span><text:span text:style-name="_5f_OOoComputerKeyWord"><text:span text:style-name="T1">override</text:span></text:span><text:span text:style-name="T1"> </text:span><text:span text:style-name="_5f_OOoComputerKeyWord"><text:span text:style-name="T1">string</text:span></text:span><text:span text:style-name="T1"> </text:span><text:span text:style-name="_5f_OOoComputerIdent"><text:span text:style-name="T1">ToString</text:span></text:span><text:span text:style-name="_5f_OOoComputerKeyWord"><text:span text:style-name="T1">()</text:span></text:span><text:span text:style-name="T1"> </text:span><text:span text:style-name="_5f_OOoComputerKeyWord"><text:span text:style-name="T1">{</text:span></text:span><text:span text:style-name="T1"> </text:span></text:p>
        <text:p text:style-name="Text_20_body"><text:span text:style-name="T1"><text:s text:c="4"/></text:span><text:span text:style-name="_5f_OOoComputerKeyWord"><text:span text:style-name="T1">return</text:span></text:span><text:span text:style-name="T1"> </text:span><text:span text:style-name="_5f_OOoComputerKeyWord"><text:span text:style-name="T1">value.</text:span></text:span><text:span text:style-name="_5f_OOoComputerIdent"><text:span text:style-name="T1">ToString</text:span></text:span><text:span text:style-name="_5f_OOoComputerKeyWord"><text:span text:style-name="T1">();</text:span></text:span><text:span text:style-name="T1"> </text:span></text:p>
        <text:p text:style-name="Text_20_body"><text:span text:style-name="T1"><text:s text:c="2"/></text:span><text:span text:style-name="_5f_OOoComputerKeyWord"><text:span text:style-name="T1">}</text:span></text:span><text:span text:style-name="T1"> </text:span></text:p>
        <text:p text:style-name="Text_20_body"><text:span text:style-name="T1"><text:s text:c="2"/></text:span><text:span text:style-name="_5f_OOoComputerKeyWord"><text:span text:style-name="T1">public</text:span></text:span><text:span text:style-name="T1"> </text:span><text:span text:style-name="_5f_OOoComputerKeyWord"><text:span text:style-name="T1">void</text:span></text:span><text:span text:style-name="T1"> </text:span><text:span text:style-name="_5f_OOoComputerIdent"><text:span text:style-name="T1">Increment</text:span></text:span><text:span text:style-name="_5f_OOoComputerKeyWord"><text:span text:style-name="T1">()</text:span></text:span><text:span text:style-name="T1"> </text:span><text:span text:style-name="_5f_OOoComputerKeyWord"><text:span text:style-name="T1">{</text:span></text:span><text:span text:style-name="T1"> </text:span><text:span text:style-name="_5f_OOoComputerKeyWord"><text:span text:style-name="T1">value++;</text:span></text:span><text:span text:style-name="T1"> <text:s/></text:span><text:span text:style-name="_5f_OOoComputerKeyWord"><text:span text:style-name="T1">}</text:span></text:span><text:span text:style-name="T1"> </text:span></text:p>
        <text:p text:style-name="Text_20_body"><text:span text:style-name="_5f_OOoComputerKeyWord"><text:span text:style-name="T1">}</text:span></text:span><text:span text:style-name="T1"> </text:span></text:p>
        <text:p text:style-name="P1"/>
        <text:p text:style-name="Text_20_body"><text:span text:style-name="_5f_OOoComputerKeyWord"><text:span text:style-name="T1">class</text:span></text:span><text:span text:style-name="T1"> </text:span><text:span text:style-name="_5f_OOoComputerIdent"><text:span text:style-name="T1">Program</text:span></text:span><text:span text:style-name="T1"> <text:s/></text:span><text:span text:style-name="_5f_OOoComputerKeyWord"><text:span text:style-name="T1">{</text:span></text:span><text:span text:style-name="T1"> </text:span></text:p>
        <text:p text:style-name="Text_20_body"><text:span text:style-name="T1"><text:s text:c="3"/></text:span><text:span text:style-name="_5f_OOoComputerKeyWord"><text:span text:style-name="T1">static</text:span></text:span><text:span text:style-name="T1"> </text:span><text:span text:style-name="_5f_OOoComputerKeyWord"><text:span text:style-name="T1">void</text:span></text:span><text:span text:style-name="T1"> </text:span><text:span text:style-name="_5f_OOoComputerIdent"><text:span text:style-name="T1">Main</text:span></text:span><text:span text:style-name="_5f_OOoComputerKeyWord"><text:span text:style-name="T1">()</text:span></text:span><text:span text:style-name="T1"> </text:span><text:span text:style-name="_5f_OOoComputerKeyWord"><text:span text:style-name="T1">{</text:span></text:span><text:span text:style-name="T1"> </text:span></text:p>
        <text:p text:style-name="Text_20_body"><text:span text:style-name="T1"><text:s text:c="6"/></text:span><text:span text:style-name="_5f_OOoComputerIdent"><text:span text:style-name="T1">Counter</text:span></text:span><text:span text:style-name="T1"> </text:span><text:span text:style-name="_5f_OOoComputerIdent"><text:span text:style-name="T1">x</text:span></text:span><text:span text:style-name="T1"> </text:span><text:span text:style-name="_5f_OOoComputerKeyWord"><text:span text:style-name="T1">=</text:span></text:span><text:span text:style-name="T1"> </text:span><text:span text:style-name="_5f_OOoComputerKeyWord"><text:span text:style-name="T1">new</text:span></text:span><text:span text:style-name="T1"> </text:span><text:span text:style-name="_5f_OOoComputerIdent"><text:span text:style-name="T1">Counter</text:span></text:span><text:span text:style-name="_5f_OOoComputerKeyWord"><text:span text:style-name="T1">();</text:span></text:span><text:span text:style-name="T1"> </text:span></text:p>
        <text:p text:style-name="Text_20_body"><text:span text:style-name="T1"><text:s text:c="6"/></text:span><text:span text:style-name="_5f_OOoComputerIdent"><text:span text:style-name="T1">Console</text:span></text:span><text:span text:style-name="_5f_OOoComputerKeyWord"><text:span text:style-name="T1">.</text:span></text:span><text:span text:style-name="_5f_OOoComputerIdent"><text:span text:style-name="T1">WriteLine</text:span></text:span><text:span text:style-name="_5f_OOoComputerKeyWord"><text:span text:style-name="T1">(</text:span></text:span><text:span text:style-name="_5f_OOoComputerIdent"><text:span text:style-name="T1">x</text:span></text:span><text:span text:style-name="_5f_OOoComputerKeyWord"><text:span text:style-name="T1">);</text:span></text:span><text:span text:style-name="T1"> </text:span></text:p>
        <text:p text:style-name="Text_20_body"><text:span text:style-name="T1"><text:s text:c="6"/></text:span><text:span text:style-name="_5f_OOoComputerIdent"><text:span text:style-name="T1">x</text:span></text:span><text:span text:style-name="_5f_OOoComputerKeyWord"><text:span text:style-name="T1">.</text:span></text:span><text:span text:style-name="_5f_OOoComputerIdent"><text:span text:style-name="T1">Increment</text:span></text:span><text:span text:style-name="_5f_OOoComputerKeyWord"><text:span text:style-name="T1">();</text:span></text:span><text:span text:style-name="T1"> </text:span></text:p>
        <text:p text:style-name="Text_20_body"><text:span text:style-name="T1"><text:s text:c="6"/></text:span><text:span text:style-name="_5f_OOoComputerIdent"><text:span text:style-name="T1">Console</text:span></text:span><text:span text:style-name="_5f_OOoComputerKeyWord"><text:span text:style-name="T1">.</text:span></text:span><text:span text:style-name="_5f_OOoComputerIdent"><text:span text:style-name="T1">WriteLine</text:span></text:span><text:span text:style-name="_5f_OOoComputerKeyWord"><text:span text:style-name="T1">(</text:span></text:span><text:span text:style-name="_5f_OOoComputerIdent"><text:span text:style-name="T1">x</text:span></text:span><text:span text:style-name="_5f_OOoComputerKeyWord"><text:span text:style-name="T1">);</text:span></text:span><text:span text:style-name="T1"> </text:span></text:p>
        <text:p text:style-name="Text_20_body"><text:span text:style-name="T1"><text:s text:c="6"/></text:span><text:span text:style-name="_5f_OOoComputerKeyWord"><text:span text:style-name="T1">((</text:span></text:span><text:span text:style-name="_5f_OOoComputerIdent"><text:span text:style-name="T1">ICounter</text:span></text:span><text:span text:style-name="_5f_OOoComputerKeyWord"><text:span text:style-name="T1">)</text:span></text:span><text:span text:style-name="_5f_OOoComputerIdent"><text:span text:style-name="T1">x</text:span></text:span><text:span text:style-name="_5f_OOoComputerKeyWord"><text:span text:style-name="T1">).</text:span></text:span><text:span text:style-name="_5f_OOoComputerIdent"><text:span text:style-name="T1">Increment</text:span></text:span><text:span text:style-name="_5f_OOoComputerKeyWord"><text:span text:style-name="T1">();</text:span></text:span><text:span text:style-name="T1"> </text:span></text:p>
        <text:p text:style-name="Text_20_body"><text:span text:style-name="T1"><text:s text:c="6"/></text:span><text:span text:style-name="_5f_OOoComputerIdent"><text:span text:style-name="T1">Console</text:span></text:span><text:span text:style-name="_5f_OOoComputerKeyWord"><text:span text:style-name="T1">.</text:span></text:span><text:span text:style-name="_5f_OOoComputerIdent"><text:span text:style-name="T1">WriteLine</text:span></text:span><text:span text:style-name="_5f_OOoComputerKeyWord"><text:span text:style-name="T1">(</text:span></text:span><text:span text:style-name="_5f_OOoComputerIdent"><text:span text:style-name="T1">x</text:span></text:span><text:span text:style-name="_5f_OOoComputerKeyWord"><text:span text:style-name="T1">);</text:span></text:span><text:span text:style-name="T1"> </text:span></text:p>
        <text:p text:style-name="Text_20_body"><text:span text:style-name="T1"><text:s text:c="3"/></text:span><text:span text:style-name="_5f_OOoComputerKeyWord"><text:span text:style-name="T1">}</text:span></text:span><text:span text:style-name="T1"> </text:span></text:p>
        <text:p text:style-name="Text_20_body"><text:span text:style-name="_5f_OOoComputerKeyWord"><text:span text:style-name="T1">}</text:span></text:span><text:span text:style-name="T1"> </text:span></text:p>
      </text:section>
      <text:p text:style-name="P9">→ 0</text:p>
      <text:p text:style-name="P9">→ 1</text:p>
      <text:p text:style-name="P9">→ 1</text:p>
      <text:p text:style-name="P1"/>
      <text:list xml:id="list36689082" text:continue-numbering="true" text:style-name="List_20_1">
        <text:list-item>
          <text:p text:style-name="P20">[1] <text:s/>Dadas as definições class A {public virtual void m(){...}} e class B:A{public virtual void m(){...}}, diga qual a relação entre os métodos m das duas classes? </text:p>
        </text:list-item>
      </text:list>
      <text:p text:style-name="P22"><text:span text:style-name="T8">????não há </text:span>relação de herança?!</text:p>
      <text:list xml:id="list36699525" text:continue-numbering="true" text:style-name="List_20_1">
        <text:list-item>
          <text:p text:style-name="P20">[1] Comente a seguinte afirmação “Os objectos que resultam das operações de boxing ficam inalcançáveis quando termina o método onde as operações foram realizadas.” </text:p>
        </text:list-item>
      </text:list>
      <text:p text:style-name="P22">Os objectos ficam localizados na zona de stack onde é efectuada a operação. Assim que a operação é finalizada, essa janela de stack é recolhida pelo que todos os valores ai localizados ficam inalcançados.</text:p>
      <text:h text:style-name="Heading_20_1" text:outline-level="1">Semestre de Verão 2008/2009 - 1ª Época </text:h>
      <text:p text:style-name="Text_20_body"/>
      <text:list xml:id="list36695167" text:continue-numbering="true" text:style-name="List_20_1">
        <text:list-item>
          <text:p text:style-name="P2">[1,5] Indique duas circunstâncias em que é necessário dispor da forma “boxed” de um tipo valor. <text:s/></text:p>
        </text:list-item>
      </text:list>
      <text:p text:style-name="P5"><text:span text:style-name="T8">????</text:span>A utilização do método não virtual GetType. Quando é utilizado o objecto compativel com o seu tipo primitivo. <text:s/>Navegar em colecções de Object.</text:p>
      <text:p text:style-name="P5"/>
      <text:list xml:id="list36696058" text:continue-numbering="true" text:style-name="List_20_1">
        <text:list-item>
          <text:p text:style-name="P2">[3] Comente as seguintes afirmações: </text:p>
          <text:list>
            <text:list-item>
              <text:p text:style-name="P2">a) <text:s text:c="2"/>“A aplicação de um atributo a um evento resulta em adicionar metadata ao <text:s/>delegate que dá suporte ao evento”. </text:p>
              <text:p text:style-name="P12">Sim para permitir reflexão</text:p>
            </text:list-item>
            <text:list-item>
              <text:p text:style-name="P2">b) <text:s text:c="2"/>“A libertação de recursos no managed heap tem melhor desempenho do que no heap da linguagem C”. </text:p>
            </text:list-item>
          </text:list>
        </text:list-item>
      </text:list>
      <text:p text:style-name="P6">A gestão de recursos é mais eficiente no managed head, com a execução do algoritmo híbrido de <text:s/>gerações, que permite ter endereços logicos sequenciais, o que torna mais rápida a indexação de acesso a variáveis.</text:p>
      <text:p text:style-name="P6"/>
      <text:p text:style-name="P6"/>
      <text:list xml:id="list36704004" text:continue-numbering="true" text:style-name="List_20_1">
        <text:list-item>
          <text:p text:style-name="P2"><text:soft-page-break/>[1] Considere o seguinte troço de código C#. Qual o output resultante da invocação do método f? </text:p>
        </text:list-item>
      </text:list>
      <text:p text:style-name="P1"><text:s/><text:span text:style-name="_5f_OOoComputerKeyWord">class</text:span> <text:span text:style-name="_5f_OOoComputerIdent">GenericClass</text:span><text:span text:style-name="_5f_OOoComputerKeyWord">&lt;</text:span><text:span text:style-name="_5f_OOoComputerIdent">T</text:span><text:span text:style-name="_5f_OOoComputerKeyWord">&gt;</text:span> </text:p>
      <text:p text:style-name="P1"><text:s text:c="4"/><text:span text:style-name="_5f_OOoComputerKeyWord">{</text:span> </text:p>
      <text:p text:style-name="P1"><text:s text:c="8"/><text:span text:style-name="_5f_OOoComputerKeyWord">public</text:span> <text:span text:style-name="_5f_OOoComputerKeyWord">static</text:span> <text:span text:style-name="_5f_OOoComputerKeyWord">int</text:span> <text:span text:style-name="_5f_OOoComputerIdent">aField</text:span><text:span text:style-name="_5f_OOoComputerKeyWord">=</text:span><text:span text:style-name="_5f_OOoComputerLiteral">1</text:span><text:span text:style-name="_5f_OOoComputerKeyWord">;</text:span> </text:p>
      <text:p text:style-name="P1"><text:s text:c="8"/><text:span text:style-name="_5f_OOoComputerKeyWord">public</text:span> <text:span text:style-name="_5f_OOoComputerKeyWord">static</text:span> <text:span text:style-name="_5f_OOoComputerKeyWord">void</text:span> <text:span text:style-name="_5f_OOoComputerIdent">f</text:span><text:span text:style-name="_5f_OOoComputerKeyWord">()</text:span> <text:span text:style-name="_5f_OOoComputerKeyWord">{</text:span> </text:p>
      <text:p text:style-name="P1"><text:s text:c="8"/><text:span text:style-name="_5f_OOoComputerKeyWord">{</text:span> </text:p>
      <text:p text:style-name="P1"><text:s text:c="12"/><text:span text:style-name="_5f_OOoComputerIdent">GenericClass</text:span><text:span text:style-name="_5f_OOoComputerKeyWord">&lt;int&gt;.</text:span><text:span text:style-name="_5f_OOoComputerIdent">aField</text:span> <text:span text:style-name="_5f_OOoComputerKeyWord">=</text:span> <text:span text:style-name="_5f_OOoComputerLiteral">10</text:span><text:span text:style-name="_5f_OOoComputerKeyWord">;</text:span> </text:p>
      <text:p text:style-name="P1"><text:s text:c="12"/><text:span text:style-name="_5f_OOoComputerIdent">Console</text:span><text:span text:style-name="_5f_OOoComputerKeyWord">.</text:span><text:span text:style-name="_5f_OOoComputerIdent">WriteLine</text:span><text:span text:style-name="_5f_OOoComputerKeyWord">(</text:span><text:span text:style-name="_5f_OOoComputerIdent">GenericClass</text:span><text:span text:style-name="_5f_OOoComputerKeyWord">&lt;int&gt;.</text:span><text:span text:style-name="_5f_OOoComputerIdent">aField</text:span> <text:span text:style-name="_5f_OOoComputerKeyWord">+</text:span> <text:span text:style-name="_5f_OOoComputerIdent">GenericClass</text:span><text:span text:style-name="_5f_OOoComputerKeyWord">&lt;char&gt;.</text:span><text:span text:style-name="_5f_OOoComputerIdent">aField</text:span><text:span text:style-name="_5f_OOoComputerKeyWord">);</text:span> </text:p>
      <text:p text:style-name="P1"><text:s text:c="8"/><text:span text:style-name="_5f_OOoComputerKeyWord">}</text:span> </text:p>
      <text:p text:style-name="P1"><text:s text:c="4"/><text:span text:style-name="_5f_OOoComputerKeyWord">}</text:span> </text:p>
      <text:p text:style-name="P8">→ 10 + 1</text:p>
      <text:list xml:id="list36676968" text:continue-numbering="true" text:style-name="List_20_1">
        <text:list-item>
          <text:p text:style-name="P19">[1,5] Quais os cuidados que deve ter na escrita do método Finalize? </text:p>
          <text:list>
            <text:list-item>
              <text:p text:style-name="P24">Implementar em tipos que necessitam de libertar recursos não geridos pelo GC</text:p>
            </text:list-item>
            <text:list-item>
              <text:p text:style-name="P24">A implementação deste método aumenta a vida do objecto</text:p>
            </text:list-item>
            <text:list-item>
              <text:p text:style-name="P24">o método deve ser protected</text:p>
            </text:list-item>
          </text:list>
        </text:list-item>
      </text:list>
      <text:p text:style-name="P21"/>
      <text:p text:style-name="Standard"/>
      <text:h text:style-name="Heading_20_1" text:outline-level="1">Semestre de Inverno 2009/2010 - 2ª Época </text:h>
      <text:list xml:id="list36698102" text:continue-numbering="true" text:style-name="List_20_1">
        <text:list-item>
          <text:p text:style-name="P2">[3] Comente as seguintes afimações: </text:p>
          <text:list>
            <text:list-item>
              <text:p text:style-name="P2">a) <text:s/>[1] “A declaração <text:s/>int[] a = new int[1024]; resulta no alojamento em <text:s/>stack dum <text:s/>array com 1024 inteiros.” </text:p>
              <text:list>
                <text:list-item>
                  <text:p text:style-name="P7">Esta declaração aloja no heap e não em stack. Isto por ter sido utilizado o modificador new</text:p>
                </text:list-item>
              </text:list>
            </text:list-item>
            <text:list-item>
              <text:p text:style-name="P2">b) <text:s/>[1] “Com a introdução dos tipos genéricos na plataforma .NET, a implementação explícita de interfaces perdeu importância.” </text:p>
              <text:list>
                <text:list-item>
                  <text:p text:style-name="P7">A implementação de interfaces ganhou ainda mais importância pois foi possível agora ter uma interface genérica que pode ser implementada com qualquer tipo.</text:p>
                </text:list-item>
              </text:list>
            </text:list-item>
            <text:list-item>
              <text:p text:style-name="P2">c) <text:s/>[1] “Não é possível associar atributos especializados (custom attributes) a interfaces porque não é possível instanciar interfaces.” </text:p>
              <text:list>
                <text:list-item>
                  <text:p text:style-name="P7">É possivel associar custom attributes a interfaces sem membros, quando se pretende adiar a verificação do atributo até que o código esteja em execução. Esta acção é inválida se pretende validar em tempo de compilação.</text:p>
                </text:list-item>
              </text:list>
            </text:list-item>
          </text:list>
        </text:list-item>
        <text:list-item>
          <text:p text:style-name="P2">[1,5] Considere dois assemblies, A e B, sendo que o assembly B tem strong name. Indique se, para cada um dos seguintes cenários, é necessário que o assembly A tenha strong name: </text:p>
          <text:list>
            <text:list-item>
              <text:p text:style-name="P2">a) <text:s/>Assembly A usa o assembly B. </text:p>
            </text:list-item>
          </text:list>
        </text:list-item>
      </text:list>
      <text:p text:style-name="P17">O Assembly A não necessita ter um strong name.</text:p>
      <text:list xml:id="list36679325" text:continue-numbering="true" text:style-name="List_20_1">
        <text:list-item>
          <text:list>
            <text:list-item>
              <text:p text:style-name="P2">b) <text:s/>Assembly B usa o assembly A. </text:p>
            </text:list-item>
          </text:list>
        </text:list-item>
      </text:list>
      <text:p text:style-name="Text_20_body"><text:span text:style-name="T5"><text:s/>O Assembly A necessitar de ter um strong name.</text:span><text:tab/></text:p>
      <text:list xml:id="list36696425" text:continue-numbering="true" text:style-name="List_20_1">
        <text:list-header>
          <text:p text:style-name="P2"/>
        </text:list-header>
        <text:list-item>
          <text:p text:style-name="P16">[1] Considere o seguinte troço de código em C#. </text:p>
          <text:list>
            <text:list-item>
              <text:p text:style-name="P2">int i = 0; WeakReference wr = new WeakReference(i); </text:p>
            </text:list-item>
            <text:list-item>
              <text:p text:style-name="P2">Quais as consequências da execução do código apresentado? O que acontece quando for executado o <text:s/>garbage collector? </text:p>
              <text:list>
                <text:list-item>
                  <text:p text:style-name="P7">Um objecto “embrulhado” numa <text:s/>WeakReference permite ao GC recolher o objecto mesmo que o mesmo ainda esteja a ser utilizado. No entanto se a aplicação tiver uma referencia forte para o objecto, esta previne que o mesmo seja recolhido pelo GC.</text:p>
                </text:list-item>
              </text:list>
            </text:list-item>
          </text:list>
        </text:list-item>
      </text:list>
      <text:h text:style-name="Heading_20_1" text:outline-level="1">Semestre de Inverno 2009/2010 - 1ª Época </text:h>
      <text:list xml:id="list36691901" text:continue-numbering="true" text:style-name="List_20_1">
        <text:list-item>
          <text:p text:style-name="P2">[1] Para além de um nome único no contexto de <text:s/>uma organização, apresente outra motivação para que um <text:s/>assembly tenha strong name. </text:p>
        </text:list-item>
      </text:list>
      <text:p text:style-name="P5">O assembly com strong name tem controlo de versões. A versão de cada assembly pode ser <text:s/>utilizado no contexto da aplicação para correr em várias versões.</text:p>
      <text:list xml:id="list36696015" text:continue-numbering="true" text:style-name="List_20_1">
        <text:list-item>
          <text:p text:style-name="P2">[2] Comente a correção das seguintes afirmações: </text:p>
          <text:list>
            <text:list-item>
              <text:p text:style-name="P2">a) <text:s/>[1] “Na plataforma .NET, a unidade mínima de distribuição de componentes é o módulo”. </text:p>
            </text:list-item>
          </text:list>
        </text:list-item>
      </text:list>
      <text:p text:style-name="Text_20_body"><text:span text:style-name="T5">A unidade mínima de distribuição é o assembly. Que é um agrupamento lógico de vários managed Modules e resource files. É a unidade primária de utilização que contem o controlo de versões e restrições de seguranç</text:span>a.</text:p>
      <text:list xml:id="list36696290" text:continue-numbering="true" text:style-name="List_20_1">
        <text:list-item>
          <text:list>
            <text:list-item>
              <text:p text:style-name="P2">b) <text:s/>[1] “Instâncias de um tipo valor devem redefinir o método Finalize quando contêm recursos nativos”. </text:p>
            </text:list-item>
          </text:list>
        </text:list-item>
      </text:list>
      <text:p text:style-name="P5">Todas as instâncias que referenciem recursos nativos <text:s/>devem redefinir o método Finalize e garantir (dentro o possível) que o recurso é libertado antes de o objecto do seu tipo ser recolhido pelo GC.</text:p>
      <text:list xml:id="list36688516" text:continue-numbering="true" text:style-name="List_20_1">
        <text:list-item>
          <text:p text:style-name="P2">[1] Considere o tipo genérico G&lt;T&gt;. Justifique o resultado da seguinte instrução: <text:s/></text:p>
          <text:list>
            <text:list-item>
              <text:p text:style-name="P2">Console.WriteLine(typeof(G&lt;Object&gt;) == typeof(G&lt;String&gt;)); </text:p>
            </text:list-item>
          </text:list>
        </text:list-item>
      </text:list>
      <text:p text:style-name="P5">O resultado é falso porque os tipos dos genéricos são diferentes.</text:p>
      <text:h text:style-name="Heading_20_1" text:outline-level="1">Semestre de Inverno 2008/2009 - 2ª Época </text:h>
      <text:list xml:id="list36689145" text:continue-numbering="true" text:style-name="List_20_1">
        <text:list-item>
          <text:p text:style-name="P2">[1,5] A instrução <text:s/>add <text:s/>da linguagem CIL é comum para os tipos numéricos nativos da linguagem. Porque razão não é necessário existir uma instrução add específica de cada tipo numérico? <text:s/></text:p>
        </text:list-item>
      </text:list>
      <text:p text:style-name="P11">???? </text:p>
      <text:list xml:id="list36705725" text:continue-numbering="true" text:style-name="List_20_1">
        <text:list-item>
          <text:p text:style-name="P2">[1,5] Comente a seguinte afirmação: “Um método CIL pode ser compilado para código nativo mais que uma vez ao longo da execução de um programa managed”. </text:p>
        </text:list-item>
      </text:list>
      <text:p text:style-name="P11">????</text:p>
      <text:list xml:id="list36700282" text:continue-numbering="true" text:style-name="List_20_1">
        <text:list-item>
          <text:p text:style-name="P2">[1,5] Qual a razão porque um tipo que suporta muitos eventos não os deve implementar de forma implícita? Explique sucintamente a forma correcta de implementar os eventos neste cenário. </text:p>
        </text:list-item>
      </text:list>
      <text:p text:style-name="P11">????</text:p>
      <text:h text:style-name="Heading_20_1" text:outline-level="1">Semestre de Inverno 2008/2009 - 1ª Época </text:h>
      <text:list xml:id="list36694232" text:continue-numbering="true" text:style-name="List_20_1">
        <text:list-item>
          <text:p text:style-name="P2">[1,5] Como é suportada a interoperabilidade entre linguagens na CLI? </text:p>
        </text:list-item>
      </text:list>
      <text:p text:style-name="P5">O código de cada linguagem é “compilado” para a linguagem intermédia CLI. Desta forma é <text:soft-page-break/>garantido o sistema de tipos é compativel por entre as linguagens.</text:p>
      <text:list xml:id="list36693737" text:continue-numbering="true" text:style-name="List_20_1">
        <text:list-item>
          <text:p text:style-name="P2">[1] O tipo DateTime presente na biblioteca da plataforma .NET é definido como sendo um tipo valor. Quais as vantagens desta escolha? </text:p>
          <text:list>
            <text:list-item>
              <text:p text:style-name="P7">Velocidade de processamento de operações aritméticas sobre os valores da data/hora (inteiros)</text:p>
            </text:list-item>
            <text:list-item>
              <text:p text:style-name="P7">Facil disposição do implementação do método toString para vários formatos</text:p>
            </text:list-item>
          </text:list>
        </text:list-item>
        <text:list-item>
          <text:p text:style-name="P2">[1,5] O método Invoke de um tipo delegate, gerado pelo compilador de C#, tem um corpo vazio. Quem gera o código deste método e o que permite a sua geração? <text:s/></text:p>
        </text:list-item>
      </text:list>
      <text:p text:style-name="P5">O JIT gera o código em tempo de execução quando tem um delegate (ou composição de delegates) para “atribuir” à execução.</text:p>
      <text:list xml:id="list36697196" text:continue-numbering="true" text:style-name="List_20_1">
        <text:list-item>
          <text:p text:style-name="P2">[1] O que entende por implementação <text:s/>explícita de membros de uma interface em C#? Indique duas situações <text:s/>práticas onde é essencial usar esta técnica. </text:p>
        </text:list-item>
      </text:list>
      <text:p text:style-name="P5">Indicar qual o objeto (classe) <text:s/>em que se está a implementar o referido método. A implementação da interface Ienumerable, redefinição de métodos herdados.</text:p>
      <text:list xml:id="list36695354" text:continue-numbering="true" text:style-name="List_20_1">
        <text:list-item>
          <text:p text:style-name="P19">[1,5] Justifique a existência dos dois overloads do método Equals na estrutura DateTime, apresentada a seguir: </text:p>
        </text:list-item>
      </text:list>
      <text:p text:style-name="Standard"><text:span text:style-name="T1"><text:s/></text:span><text:span text:style-name="_5f_OOoComputerKeyWord"><text:span text:style-name="T1">struct</text:span></text:span><text:span text:style-name="T1"> </text:span><text:span text:style-name="_5f_OOoComputerIdent"><text:span text:style-name="T1">DateTime</text:span></text:span><text:span text:style-name="T1"> </text:span><text:span text:style-name="_5f_OOoComputerKeyWord"><text:span text:style-name="T1">{</text:span></text:span><text:span text:style-name="T1"> </text:span></text:p>
      <text:p text:style-name="Standard"><text:span text:style-name="T1"><text:s text:c="2"/></text:span><text:span text:style-name="_5f_OOoComputerKeyWord"><text:span text:style-name="T1">private</text:span></text:span><text:span text:style-name="T1"> </text:span><text:span text:style-name="_5f_OOoComputerKeyWord"><text:span text:style-name="T1">long</text:span></text:span><text:span text:style-name="T1"> </text:span><text:span text:style-name="_5f_OOoComputerIdent"><text:span text:style-name="T1">InternalTicks</text:span></text:span><text:span text:style-name="T1"> </text:span><text:span text:style-name="_5f_OOoComputerKeyWord"><text:span text:style-name="T1">{</text:span></text:span><text:span text:style-name="T1"> </text:span><text:span text:style-name="_5f_OOoComputerKeyWord"><text:span text:style-name="T1">get</text:span></text:span><text:span text:style-name="T1"> </text:span><text:span text:style-name="_5f_OOoComputerKeyWord"><text:span text:style-name="T1">{</text:span></text:span><text:span text:style-name="_5f_OOoComputerIdent"><text:span text:style-name="T1">…</text:span></text:span><text:span text:style-name="_5f_OOoComputerKeyWord"><text:span text:style-name="T1">}</text:span></text:span><text:span text:style-name="T1"> </text:span><text:span text:style-name="_5f_OOoComputerKeyWord"><text:span text:style-name="T1">}</text:span></text:span><text:span text:style-name="T1"> </text:span></text:p>
      <text:p text:style-name="Standard"><text:span text:style-name="T1"><text:s text:c="4"/></text:span><text:span text:style-name="_5f_OOoComputerComment"><text:span text:style-name="T1">//... outros campos e métodos </text:span></text:span></text:p>
      <text:p text:style-name="Standard"><text:span text:style-name="T1"><text:s text:c="4"/></text:span><text:span text:style-name="_5f_OOoComputerKeyWord"><text:span text:style-name="T1">public</text:span></text:span><text:span text:style-name="T1"> </text:span><text:span text:style-name="_5f_OOoComputerKeyWord"><text:span text:style-name="T1">override</text:span></text:span><text:span text:style-name="T1"> </text:span><text:span text:style-name="_5f_OOoComputerKeyWord"><text:span text:style-name="T1">bool</text:span></text:span><text:span text:style-name="T1"> </text:span><text:span text:style-name="_5f_OOoComputerIdent"><text:span text:style-name="T1">Equals</text:span></text:span><text:span text:style-name="_5f_OOoComputerKeyWord"><text:span text:style-name="T1">(object</text:span></text:span><text:span text:style-name="T1"> </text:span><text:span text:style-name="_5f_OOoComputerKeyWord"><text:span text:style-name="T1">value)</text:span></text:span><text:span text:style-name="T1"> </text:span><text:span text:style-name="_5f_OOoComputerKeyWord"><text:span text:style-name="T1">{</text:span></text:span><text:span text:style-name="T1"> </text:span></text:p>
      <text:p text:style-name="Standard"><text:span text:style-name="T1"><text:s text:c="7"/></text:span><text:span text:style-name="_5f_OOoComputerKeyWord"><text:span text:style-name="T1">if</text:span></text:span><text:span text:style-name="T1"> </text:span><text:span text:style-name="_5f_OOoComputerKeyWord"><text:span text:style-name="T1">(value</text:span></text:span><text:span text:style-name="T1"> </text:span><text:span text:style-name="_5f_OOoComputerKeyWord"><text:span text:style-name="T1">is</text:span></text:span><text:span text:style-name="T1"> </text:span><text:span text:style-name="_5f_OOoComputerIdent"><text:span text:style-name="T1">DateTime</text:span></text:span><text:span text:style-name="_5f_OOoComputerKeyWord"><text:span text:style-name="T1">)</text:span></text:span><text:span text:style-name="T1"> <text:s/></text:span></text:p>
      <text:p text:style-name="Standard"><text:span text:style-name="T1"><text:s text:c="10"/></text:span><text:span text:style-name="_5f_OOoComputerKeyWord"><text:span text:style-name="T1">{</text:span></text:span><text:span text:style-name="T1"> </text:span><text:span text:style-name="_5f_OOoComputerIdent"><text:span text:style-name="T1">DateTime</text:span></text:span><text:span text:style-name="T1"> </text:span><text:span text:style-name="_5f_OOoComputerIdent"><text:span text:style-name="T1">time1</text:span></text:span><text:span text:style-name="T1"> </text:span><text:span text:style-name="_5f_OOoComputerKeyWord"><text:span text:style-name="T1">=</text:span></text:span><text:span text:style-name="T1"> </text:span><text:span text:style-name="_5f_OOoComputerKeyWord"><text:span text:style-name="T1">(</text:span></text:span><text:span text:style-name="_5f_OOoComputerIdent"><text:span text:style-name="T1">DateTime</text:span></text:span><text:span text:style-name="_5f_OOoComputerKeyWord"><text:span text:style-name="T1">)</text:span></text:span><text:span text:style-name="T1"> </text:span><text:span text:style-name="_5f_OOoComputerKeyWord"><text:span text:style-name="T1">value;</text:span></text:span><text:span text:style-name="T1"> <text:s/></text:span><text:span text:style-name="_5f_OOoComputerKeyWord"><text:span text:style-name="T1">return</text:span></text:span><text:span text:style-name="T1"> </text:span><text:span text:style-name="_5f_OOoComputerKeyWord"><text:span text:style-name="T1">(this.</text:span></text:span><text:span text:style-name="_5f_OOoComputerIdent"><text:span text:style-name="T1">InternalTicks</text:span></text:span><text:span text:style-name="T1"> </text:span><text:span text:style-name="_5f_OOoComputerKeyWord"><text:span text:style-name="T1">==</text:span></text:span><text:span text:style-name="T1"> </text:span><text:span text:style-name="_5f_OOoComputerIdent"><text:span text:style-name="T1">time1</text:span></text:span><text:span text:style-name="_5f_OOoComputerKeyWord"><text:span text:style-name="T1">.</text:span></text:span><text:span text:style-name="_5f_OOoComputerIdent"><text:span text:style-name="T1">InternalTicks</text:span></text:span><text:span text:style-name="_5f_OOoComputerKeyWord"><text:span text:style-name="T1">);</text:span></text:span><text:span text:style-name="T1"> </text:span><text:span text:style-name="_5f_OOoComputerKeyWord"><text:span text:style-name="T1">}</text:span></text:span><text:span text:style-name="T1"> </text:span></text:p>
      <text:p text:style-name="Standard"><text:span text:style-name="T1"><text:s text:c="7"/></text:span><text:span text:style-name="_5f_OOoComputerKeyWord"><text:span text:style-name="T1">return</text:span></text:span><text:span text:style-name="T1"> </text:span><text:span text:style-name="_5f_OOoComputerKeyWord"><text:span text:style-name="T1">false;</text:span></text:span><text:span text:style-name="T1"> <text:s text:c="2"/></text:span></text:p>
      <text:p text:style-name="Standard"><text:span text:style-name="T1"><text:s text:c="4"/></text:span><text:span text:style-name="_5f_OOoComputerKeyWord"><text:span text:style-name="T1">}</text:span></text:span><text:span text:style-name="T1"> </text:span></text:p>
      <text:p text:style-name="Standard"><text:span text:style-name="T1"><text:s text:c="4"/></text:span><text:span text:style-name="_5f_OOoComputerKeyWord"><text:span text:style-name="T1">public</text:span></text:span><text:span text:style-name="T1"> </text:span><text:span text:style-name="_5f_OOoComputerKeyWord"><text:span text:style-name="T1">bool</text:span></text:span><text:span text:style-name="T1"> </text:span><text:span text:style-name="_5f_OOoComputerIdent"><text:span text:style-name="T1">Equals</text:span></text:span><text:span text:style-name="_5f_OOoComputerKeyWord"><text:span text:style-name="T1">(</text:span></text:span><text:span text:style-name="_5f_OOoComputerIdent"><text:span text:style-name="T1">DateTime</text:span></text:span><text:span text:style-name="T1"> </text:span><text:span text:style-name="_5f_OOoComputerKeyWord"><text:span text:style-name="T1">value)</text:span></text:span><text:span text:style-name="T1"> <text:s/></text:span><text:span text:style-name="_5f_OOoComputerKeyWord"><text:span text:style-name="T1">{</text:span></text:span><text:span text:style-name="T1"> </text:span><text:span text:style-name="_5f_OOoComputerKeyWord"><text:span text:style-name="T1">return</text:span></text:span><text:span text:style-name="T1"> </text:span><text:span text:style-name="_5f_OOoComputerKeyWord"><text:span text:style-name="T1">(this.</text:span></text:span><text:span text:style-name="_5f_OOoComputerIdent"><text:span text:style-name="T1">InternalTicks</text:span></text:span><text:span text:style-name="T1"> </text:span><text:span text:style-name="_5f_OOoComputerKeyWord"><text:span text:style-name="T1">==</text:span></text:span><text:span text:style-name="T1"> </text:span><text:span text:style-name="_5f_OOoComputerKeyWord"><text:span text:style-name="T1">value.</text:span></text:span><text:span text:style-name="_5f_OOoComputerIdent"><text:span text:style-name="T1">InternalTicks</text:span></text:span><text:span text:style-name="_5f_OOoComputerKeyWord"><text:span text:style-name="T1">);</text:span></text:span><text:span text:style-name="T1"> </text:span><text:span text:style-name="_5f_OOoComputerKeyWord"><text:span text:style-name="T1">}</text:span></text:span><text:span text:style-name="T1"> </text:span></text:p>
      <text:p text:style-name="Standard"><text:span text:style-name="T1"><text:s/></text:span><text:span text:style-name="_5f_OOoComputerKeyWord"><text:span text:style-name="T1">}</text:span></text:span><text:span text:style-name="T1"> </text:span></text:p>
      <text:p text:style-name="P25">Para ter uma assinatura genérica para tipos datetime que tenham sido sujeitos a operação de box. Util no caso da reflexão.</text:p>
      <text:h text:style-name="Heading_20_1" text:outline-level="1">Semestre de Verão 2007-2008 - 2ª Época </text:h>
      <text:list xml:id="list36681089" text:continue-numbering="true" text:style-name="List_20_1">
        <text:list-item>
          <text:p text:style-name="P2">[1] Dada a definição de componente de software: “Software components are binary units of independent production, acquisition and deployment that interact to form a functioning system.” [Szyperski, C. -1998], <text:s/>indique e justifique a entidade do CLI que se constitui como componente à luz dessa definição. </text:p>
          <text:p text:style-name="P7">O assembly é <text:s/>a unidade que se identifica com esta definição. Tem toda a informação necessária para poder interagir com outros módulos.</text:p>
        </text:list-item>
        <text:list-item>
          <text:p text:style-name="P2">[1,5] Portabilidade, independência às linguagens e auto-descrição são características das infra-estruturas de suporte à construção de software por componentes, nomeadamente do CLR. Explique sucintamente como o CLR dá suporte a cada uma dessas características. </text:p>
        </text:list-item>
      </text:list>
      <text:p text:style-name="P18">O CLR suporta a portabilidade através da representação do código em linguagem intermédia (IL). Desta forma todo e qualquer módulo que se encontre neste formato pode ser executado em qualquer máquina, desde que a mesma tenha uma implementação do CLI para interpretação dos módulos.</text:p>
      <text:p text:style-name="P18">O suporte à independência às linguagens é efetuado pelo compilador de cada uma delas, uma vez que têm que respeitar as regras do CLI para que o seu código seja interagido com outros módulos. As regras implementadas devem satisfazer <text:s/>o CTS e o CLS para que possam ser compatíveis com outras linguagens.</text:p>
      <text:list xml:id="list36683930" text:continue-numbering="true" text:style-name="List_20_1">
        <text:list-item>
          <text:p text:style-name="P2">[1] Suponha que se pretende fornecer uma infra-estrutura de profiling (contabilização do número de chamadas e do tempo de execução) sobre determinados métodos especificados pelo programador. Sugira de que forma os métodos poderiam ser seleccionados e que entidade do CLR teria de ser modificada para suportar esta infra-estrutura. </text:p>
        </text:list-item>
      </text:list>
      <text:p text:style-name="P11">????</text:p>
      <text:list xml:id="list36683728" text:continue-numbering="true" text:style-name="List_20_1">
        <text:list-item>
          <text:p text:style-name="P2"><text:soft-page-break/>[1] Indique dois cenários em que o compilador de C# gera a instrução CIL call na chamada a métodos virtuais? <text:s text:c="2"/></text:p>
        </text:list-item>
      </text:list>
      <text:p text:style-name="P5">Chamar um método estático ou metodo de instancia.</text:p>
      <text:p text:style-name="Text_20_body"/>
      <text:list xml:id="list36682781" text:continue-numbering="true" text:style-name="List_20_1">
        <text:list-item>
          <text:p text:style-name="P2">[1,5] Sejam T1 e T2 dois tipos distintos e r uma referência do tipo T1. Indique 3 casos em que o valor da expressão (r is T2) é true. </text:p>
          <text:list>
            <text:list-item>
              <text:p text:style-name="P7">Quando o tipo base de T2 é T1</text:p>
            </text:list-item>
            <text:list-item>
              <text:p text:style-name="P7">quando o tipo base de T1 é T2</text:p>
            </text:list-item>
            <text:list-item>
              <text:p text:style-name="P2"><text:span text:style-name="T5">Quando o tipo base de ambos é o mesmo</text:span><text:tab/></text:p>
            </text:list-item>
          </text:list>
        </text:list-item>
      </text:list>
      <text:p text:style-name="Text_20_body"/>
      <text:list xml:id="list36701977" text:continue-numbering="true" text:style-name="List_20_1">
        <text:list-item>
          <text:p text:style-name="P2">[1,5] Os frameworks gráficos existentes em Java (AWT e Swing) definem interfaces usadas na construção de handlers dos eventos gerados pelos controlos gráficos enquanto os frameworks gráficos do .NET (Windows Forms e WPF) definem delegates para o mesmo efeito. Explique sucintamente as vantagens da abordagem seguida no .NET em comparação com a linguagem Java. </text:p>
        </text:list-item>
        <text:list-item>
          <text:p text:style-name="P12">????</text:p>
        </text:list-item>
      </text:list>
      <text:h text:style-name="Heading_20_1" text:outline-level="1">Semestre de Verão 2007/2008 - 1ª Época </text:h>
      <text:list xml:id="list36707698" text:continue-numbering="true" text:style-name="List_20_1">
        <text:list-item>
          <text:p text:style-name="P2">[1] Qual a justificação para que, na definição de um tipo valor, não possam ser iniciados campos na altura da sua declaração? <text:s text:c="3"/></text:p>
        </text:list-item>
      </text:list>
      <text:p text:style-name="P10">???? Porque está definido na stack.</text:p>
      <text:list xml:id="list36704180" text:continue-numbering="true" text:style-name="List_20_1">
        <text:list-item>
          <text:p text:style-name="P2">[1] Em que momento é reservado o espaço para uma instância de tipo valor referida por uma variável local de um método? E se for uma variável de instância? <text:s text:c="3"/></text:p>
          <text:list>
            <text:list-item>
              <text:p text:style-name="P7">Na definição da variável do seu tipo.</text:p>
            </text:list-item>
            <text:list-item>
              <text:p text:style-name="P7">Na construção do objecto.</text:p>
            </text:list-item>
          </text:list>
        </text:list-item>
        <text:list-item>
          <text:p text:style-name="P2">[1] Justifique se é ou não possível obter, através de EventInfo, o representante do campo de tipo delegate associado ao evento representado. <text:s text:c="2"/></text:p>
        </text:list-item>
      </text:list>
      <text:p text:style-name="Text_20_body"><text:span text:style-name="T5">Sim através do </text:span><text:a xlink:type="simple" xlink:href="http://msdn.microsoft.com/en-us/library/d87ab54h.aspx"><text:span text:style-name="T5">GetAddMethod()</text:span></text:a><text:span text:style-name="T5"> </text:span></text:p>
      <text:list xml:id="list36702083" text:continue-numbering="true" text:style-name="List_20_1">
        <text:list-item>
          <text:p text:style-name="P2">[1,5] Quais são os únicos tipos compatíveis com um tipo valor definido pelo programador? <text:s text:c="2"/></text:p>
          <text:list>
            <text:list-item>
              <text:p text:style-name="P7">System.ValueType e System.Object</text:p>
            </text:list-item>
          </text:list>
        </text:list-item>
      </text:list>
      <text:p text:style-name="Text_20_body"/>
      <text:list xml:id="list36677892" text:continue-numbering="true" text:style-name="List_20_1">
        <text:list-item>
          <text:p text:style-name="P2">[1,5] Considere dois assemblies A e B. O assembly A contém tipos internos que B pretende usar. Como é óbvio a questão não se colocava tornando os tipos públicos em A mas no cenário proposto isso não é desejável. Sugira uma solução (com o comprometimento dos compiladores e da máquina virtual) que permita ao assembly B usar certos tipos internos de A. <text:s/></text:p>
        </text:list-item>
      </text:list>
      <text:p text:style-name="P10"><text:s/>???? fazer a mesma coisa que com o AWT. NADA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Mangal1" svg:font-family="Mangal"/>
    <style:font-face style:name="OpenSymbol" svg:font-family="OpenSymbol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P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49.999cm" style:writing-mode="page"/>
      <style:text-properties style:use-window-font-color="true" style:font-name="Times New Roman" fo:font-size="12pt" fo:language="pt" fo:country="P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Numbering_20_Symbols" style:display-name="Numbering Symbols" style:family="text"/>
    <style:style style:name="OOoComputerCode" style:family="text">
      <style:text-properties fo:color="#000000" style:font-name="Courier New"/>
    </style:style>
    <style:style style:name="_5f_OOoComputerBase" style:display-name="_OOoComputerBase" style:family="text" style:parent-style-name="OOoComputerCode"/>
    <style:style style:name="_5f_OOoComputerComment" style:display-name="_OOoComputerComment" style:family="text" style:parent-style-name="_5f_OOoComputerBase">
      <style:text-properties fo:color="#4c4c4c"/>
    </style:style>
    <style:style style:name="_5f_OOoComputerLiteral" style:display-name="_OOoComputerLiteral" style:family="text" style:parent-style-name="_5f_OOoComputerBase">
      <style:text-properties fo:color="#ff0000"/>
    </style:style>
    <style:style style:name="_5f_OOoComputerKeyWord" style:display-name="_OOoComputerKeyWord" style:family="text" style:parent-style-name="_5f_OOoComputerBase">
      <style:text-properties fo:color="#000080" fo:language="zxx" fo:country="none"/>
    </style:style>
    <style:style style:name="_5f_OOoComputerIdent" style:display-name="_OOoComputerIdent" style:family="text" style:parent-style-name="_5f_OOoComputerBase">
      <style:text-properties fo:color="#00800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7-04T18:04:37.42</meta:creation-date>
    <dc:date>2011-07-05T16:56:51.40</dc:date>
    <meta:editing-duration>PT8H3M52S</meta:editing-duration>
    <meta:editing-cycles>44</meta:editing-cycles>
    <meta:generator>LibreOffice/3.3$Win32 LibreOffice_project/330m19$Build-8</meta:generator>
    <meta:document-statistic meta:table-count="0" meta:image-count="1" meta:object-count="0" meta:page-count="7" meta:paragraph-count="164" meta:word-count="2552" meta:character-count="15563"/>
    <meta:user-defined meta:name="Info 1"/>
    <meta:user-defined meta:name="Info 2"/>
    <meta:user-defined meta:name="Info 3"/>
    <meta:user-defined meta:name="Info 4"/>
  </office:meta>
</office:document-meta>
</file>